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2000000D85559165A.svm" manifest:media-type=""/>
  <manifest:file-entry manifest:full-path="Pictures/200000010000028B000000FEBAF1ECE0.svm" manifest:media-type=""/>
  <manifest:file-entry manifest:full-path="Pictures/2000000100000395000000FEF58FFAC9.svm" manifest:media-type=""/>
  <manifest:file-entry manifest:full-path="Pictures/200000010000027A000000FAF273B888.svm" manifest:media-type=""/>
  <manifest:file-entry manifest:full-path="Pictures/2000000100000395000000FE32EFA75E.svm" manifest:media-type=""/>
  <manifest:file-entry manifest:full-path="Pictures/20000001000003D9000000E58B58D923.svm" manifest:media-type=""/>
  <manifest:file-entry manifest:full-path="Pictures/200000010000082700000131198207E9.svm" manifest:media-type=""/>
  <manifest:file-entry manifest:full-path="Pictures/2000000100000447000000FE53D9EDF5.svm" manifest:media-type=""/>
  <manifest:file-entry manifest:full-path="Pictures/200000010000028F000000F60E112537.svm" manifest:media-type=""/>
  <manifest:file-entry manifest:full-path="Pictures/20000001000003D0000000E5B024F796.svm" manifest:media-type=""/>
  <manifest:file-entry manifest:full-path="Pictures/10000000000000200000002000309F1C.png" manifest:media-type="image/png"/>
  <manifest:file-entry manifest:full-path="Pictures/20000001000001A3000000D8A175A90F.svm" manifest:media-type=""/>
  <manifest:file-entry manifest:full-path="Pictures/2000000100000222000000D8FFBEF538.svm" manifest:media-type=""/>
  <manifest:file-entry manifest:full-path="Pictures/20000002000003C4000000CAAC14F65C.eps" manifest:media-type=""/>
  <manifest:file-entry manifest:full-path="Pictures/200000010000082700000131D9E5CF24.svm" manifest:media-type=""/>
  <manifest:file-entry manifest:full-path="Pictures/2000000100000219000000D8E9B32219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33D000000FEDC16BA33.svm" manifest:media-type=""/>
  <manifest:file-entry manifest:full-path="Pictures/200000010000019B000000D85292B57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g_m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g_m 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0§display§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i1} \approx \SI{4.5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i2} \approx \SI{4.5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v_{b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SI{50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62cm" svg:height="2.469cm" svg:x="0.555cm" svg:y="1.129cm">
          <draw:image xlink:href="Pictures/20000002000003C4000000CAAC14F65C.eps" xlink:type="simple" xlink:show="embed" xlink:actuate="onLoad">
            <text:p/>
          </draw:image>
        </draw:frame>
        <draw:frame draw:style-name="gr2" draw:text-style-name="P1" draw:layer="layout" svg:width="0.299cm" svg:height="0.258cm" svg:x="0.331cm" svg:y="2.37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502cm" svg:height="0.258cm" svg:x="5.162cm" svg:y="1.242cm">
          <draw:image xlink:href="Pictures/20000001000001A3000000D8A175A90F.svm" xlink:type="simple" xlink:show="embed" xlink:actuate="onLoad">
            <text:p/>
          </draw:image>
        </draw:frame>
        <draw:frame draw:style-name="gr4" draw:text-style-name="P1" draw:layer="layout" svg:width="0.975cm" svg:height="0.228cm" svg:x="4.867cm" svg:y="1.785cm">
          <draw:image xlink:href="Pictures/20000001000003D0000000E5B024F796.svm" xlink:type="simple" xlink:show="embed" xlink:actuate="onLoad">
            <text:p/>
          </draw:image>
        </draw:frame>
        <draw:frame draw:style-name="gr5" draw:text-style-name="P1" draw:layer="layout" svg:width="0.984cm" svg:height="0.228cm" svg:x="10.111cm" svg:y="1.804cm">
          <draw:image xlink:href="Pictures/20000001000003D9000000E58B58D923.svm" xlink:type="simple" xlink:show="embed" xlink:actuate="onLoad">
            <text:p/>
          </draw:image>
        </draw:frame>
        <draw:connector draw:style-name="gr6" draw:text-style-name="P1" draw:layer="layout" draw:line-skew="0.627cm" svg:x1="6.575cm" svg:y1="0.759cm" svg:x2="6.888cm" svg:y2="2.516cm" draw:start-shape="id1" draw:start-glue-point="2" svg:d="m6575 759v1756h313v1">
          <text:p/>
        </draw:connector>
        <draw:connector draw:style-name="gr6" draw:text-style-name="P1" draw:layer="layout" draw:line-skew="0.696cm" svg:x1="1.592cm" svg:y1="0.721cm" svg:x2="1.899cm" svg:y2="2.591cm" draw:start-shape="id2" svg:d="m1592 721v1881h307v-11">
          <text:p/>
        </draw:connector>
        <draw:frame draw:style-name="gr7" draw:text-style-name="P1" draw:layer="layout" svg:width="0.994cm" svg:height="0.304cm" svg:x="2.353cm" svg:y="3.137cm">
          <draw:image xlink:href="Pictures/200000010000033D000000FEDC16BA33.svm" xlink:type="simple" xlink:show="embed" xlink:actuate="onLoad">
            <text:p/>
          </draw:image>
        </draw:frame>
        <draw:frame draw:style-name="gr8" draw:text-style-name="P1" draw:layer="layout" svg:width="1.099cm" svg:height="0.304cm" svg:x="1.011cm" svg:y="3.137cm">
          <draw:image xlink:href="Pictures/2000000100000395000000FE32EFA75E.svm" xlink:type="simple" xlink:show="embed" xlink:actuate="onLoad">
            <text:p/>
          </draw:image>
        </draw:frame>
        <draw:frame draw:style-name="gr9" draw:text-style-name="P1" draw:layer="layout" svg:width="0.536cm" svg:height="0.215cm" svg:x="2.881cm" svg:y="1.976cm">
          <draw:image xlink:href="Pictures/2000000100000219000000D8E9B32219.svm" xlink:type="simple" xlink:show="embed" xlink:actuate="onLoad">
            <text:p/>
          </draw:image>
        </draw:frame>
        <draw:frame draw:style-name="gr10" draw:layer="layout" svg:width="0.748cm" svg:height="0.725cm" svg:x="2.799cm" svg:y="1.481cm">
          <draw:text-box>
            <text:p>+</text:p>
          </draw:text-box>
        </draw:frame>
        <draw:frame draw:style-name="gr10" draw:layer="layout" svg:width="0.642cm" svg:height="0.725cm" svg:x="2.853cm" svg:y="2.014cm">
          <draw:text-box>
            <text:p>-</text:p>
          </draw:text-box>
        </draw:frame>
        <draw:frame draw:style-name="gr11" draw:text-style-name="P1" draw:layer="layout" svg:width="0.916cm" svg:height="0.253cm" svg:x="3.679cm" svg:y="1.856cm">
          <draw:image xlink:href="Pictures/2000000100000395000000FEF58FFAC9.svm" xlink:type="simple" xlink:show="embed" xlink:actuate="onLoad">
            <text:p/>
          </draw:image>
        </draw:frame>
        <draw:frame draw:style-name="gr12" draw:text-style-name="P1" draw:layer="layout" svg:width="0.481cm" svg:height="0.258cm" svg:x="2.247cm" svg:y="1.254cm">
          <draw:image xlink:href="Pictures/2000000100000192000000D85559165A.svm" xlink:type="simple" xlink:show="embed" xlink:actuate="onLoad">
            <text:p/>
          </draw:image>
        </draw:frame>
        <draw:frame draw:style-name="gr13" draw:text-style-name="P1" xml:id="id2" draw:id="id2" draw:layer="layout" svg:width="2.503cm" svg:height="0.365cm" svg:x="0.341cm" svg:y="0.356cm">
          <draw:image xlink:href="Pictures/200000010000082700000131198207E9.svm" xlink:type="simple" xlink:show="embed" xlink:actuate="onLoad">
            <text:p/>
          </draw:image>
        </draw:frame>
        <draw:frame draw:style-name="gr14" draw:text-style-name="P1" xml:id="id1" draw:id="id1" draw:layer="layout" svg:width="2.503cm" svg:height="0.365cm" svg:x="5.324cm" svg:y="0.394cm">
          <draw:image xlink:href="Pictures/200000010000082700000131D9E5CF24.svm" xlink:type="simple" xlink:show="embed" xlink:actuate="onLoad">
            <text:p/>
          </draw:image>
        </draw:frame>
        <draw:frame draw:style-name="gr15" draw:text-style-name="P1" draw:layer="layout" svg:width="0.785cm" svg:height="0.294cm" svg:x="5.167cm" svg:y="2.445cm">
          <draw:image xlink:href="Pictures/200000010000028F000000F60E112537.svm" xlink:type="simple" xlink:show="embed" xlink:actuate="onLoad">
            <text:p/>
          </draw:image>
        </draw:frame>
        <draw:frame draw:style-name="gr7" draw:text-style-name="P1" draw:layer="layout" svg:width="0.994cm" svg:height="0.304cm" svg:x="7.602cm" svg:y="3.137cm">
          <draw:image xlink:href="Pictures/200000010000033D000000FEDC16BA33.svm" xlink:type="simple" xlink:show="embed" xlink:actuate="onLoad">
            <text:p/>
          </draw:image>
        </draw:frame>
        <draw:frame draw:style-name="gr8" draw:text-style-name="P1" draw:layer="layout" svg:width="1.099cm" svg:height="0.304cm" svg:x="6.26cm" svg:y="3.137cm">
          <draw:image xlink:href="Pictures/2000000100000395000000FE32EFA75E.svm" xlink:type="simple" xlink:show="embed" xlink:actuate="onLoad">
            <text:p/>
          </draw:image>
        </draw:frame>
        <draw:frame draw:style-name="gr11" draw:text-style-name="P1" draw:layer="layout" svg:width="0.916cm" svg:height="0.253cm" svg:x="8.928cm" svg:y="1.824cm">
          <draw:image xlink:href="Pictures/2000000100000395000000FEF58FFAC9.svm" xlink:type="simple" xlink:show="embed" xlink:actuate="onLoad">
            <text:p/>
          </draw:image>
        </draw:frame>
        <draw:frame draw:style-name="gr10" draw:layer="layout" svg:width="0.748cm" svg:height="0.725cm" svg:x="8.036cm" svg:y="1.492cm">
          <draw:text-box>
            <text:p>+</text:p>
          </draw:text-box>
        </draw:frame>
        <draw:frame draw:style-name="gr10" draw:layer="layout" svg:width="0.642cm" svg:height="0.725cm" svg:x="8.09cm" svg:y="2.025cm">
          <draw:text-box>
            <text:p>-</text:p>
          </draw:text-box>
        </draw:frame>
        <draw:frame draw:style-name="gr16" draw:text-style-name="P1" draw:layer="layout" svg:width="0.545cm" svg:height="0.215cm" svg:x="8.118cm" svg:y="1.987cm">
          <draw:image xlink:href="Pictures/2000000100000222000000D8FFBEF538.svm" xlink:type="simple" xlink:show="embed" xlink:actuate="onLoad">
            <text:p/>
          </draw:image>
        </draw:frame>
        <draw:frame draw:style-name="gr17" draw:text-style-name="P1" draw:layer="layout" svg:width="0.492cm" svg:height="0.258cm" svg:x="7.361cm" svg:y="1.276cm">
          <draw:image xlink:href="Pictures/200000010000019B000000D85292B577.svm" xlink:type="simple" xlink:show="embed" xlink:actuate="onLoad">
            <text:p/>
          </draw:image>
        </draw:frame>
        <draw:frame draw:style-name="gr15" draw:text-style-name="P1" draw:layer="layout" svg:width="0.785cm" svg:height="0.294cm" svg:x="10.644cm" svg:y="3.137cm">
          <draw:image xlink:href="Pictures/200000010000028F000000F60E112537.svm" xlink:type="simple" xlink:show="embed" xlink:actuate="onLoad">
            <text:p/>
          </draw:image>
        </draw:frame>
        <draw:frame draw:style-name="gr18" draw:text-style-name="P1" draw:layer="layout" svg:width="0.78cm" svg:height="0.304cm" svg:x="11.703cm" svg:y="3.137cm">
          <draw:image xlink:href="Pictures/200000010000028B000000FEBAF1ECE0.svm" xlink:type="simple" xlink:show="embed" xlink:actuate="onLoad">
            <text:p/>
          </draw:image>
        </draw:frame>
        <draw:frame draw:style-name="gr19" draw:text-style-name="P1" draw:layer="layout" svg:width="1.313cm" svg:height="0.304cm" svg:x="3.72cm" svg:y="3.137cm">
          <draw:image xlink:href="Pictures/2000000100000447000000FE53D9EDF5.svm" xlink:type="simple" xlink:show="embed" xlink:actuate="onLoad">
            <text:p/>
          </draw:image>
        </draw:frame>
        <draw:frame draw:style-name="gr19" draw:text-style-name="P1" draw:layer="layout" svg:width="1.313cm" svg:height="0.304cm" svg:x="8.969cm" svg:y="3.137cm">
          <draw:image xlink:href="Pictures/2000000100000447000000FE53D9EDF5.svm" xlink:type="simple" xlink:show="embed" xlink:actuate="onLoad">
            <text:p/>
          </draw:image>
        </draw:frame>
        <draw:frame draw:style-name="gr20" draw:text-style-name="P1" draw:layer="layout" svg:width="0.406cm" svg:height="0.253cm" svg:x="11.418cm" svg:y="1.277cm">
          <draw:image xlink:href="Pictures/2000000100000153000000D433F21394.svm" xlink:type="simple" xlink:show="embed" xlink:actuate="onLoad">
            <text:p/>
          </draw:image>
        </draw:frame>
        <draw:frame draw:style-name="gr21" draw:text-style-name="P1" draw:layer="layout" svg:width="0.76cm" svg:height="0.299cm" svg:x="0.488cm" svg:y="1.106cm">
          <draw:image xlink:href="Pictures/200000010000027A000000FAF273B88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1:21:08</meta:creation-date>
    <meta:editing-duration>PT3H11M24S</meta:editing-duration>
    <meta:editing-cycles>20</meta:editing-cycles>
    <meta:generator>LibreOffice/3.3$Linux LibreOffice_project/330m19$Build-401</meta:generator>
    <dc:title>kkkFigures</dc:title>
    <meta:initial-creator>kkk </meta:initial-creator>
    <dc:date>2014-07-15T15:44:05</dc:date>
    <dc:creator>kkk </dc:creator>
    <meta:document-statistic meta:object-count="30"/>
    <meta:template xlink:type="simple" xlink:actuate="onRequest" xlink:title="kkkFigures" xlink:href="../../../../../.libreoffice/3/user/template/kkkFigures.otg" meta:date="2014-07-12T11:21:07"/>
  </office:meta>
</office:document-meta>
</file>